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OleObj7" manifest:media-type="application/octet-stream"/>
  <manifest:file-entry manifest:full-path="OleObj8" manifest:media-type="application/octet-stream"/>
  <manifest:file-entry manifest:full-path="OleObj9" manifest:media-type="application/octet-stream"/>
  <manifest:file-entry manifest:full-path="OleObj10" manifest:media-type="application/octet-stream"/>
  <manifest:file-entry manifest:full-path="OleObj11" manifest:media-type="application/octet-stream"/>
  <manifest:file-entry manifest:full-path="OleObj12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6.00pt" fo:font-weight="bold" fo:font-family="Consolas" style:font-family-asian="Consolas" style:font-family-complex="Consolas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2.00pt" fo:font-weight="bold" fo:font-family="'Courier New'" style:font-family-asian="'Courier New'" style:font-family-complex="'Courier New'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normal" fo:font-family="Consolas" style:font-family-asian="Consolas" style:font-family-complex="Consolas" fo:background-color="#ffff00" fo:color="#000000"/>
    </style:style>
    <style:style style:name="T7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10" style:family="text">
      <style:text-properties fo:font-size="12.00pt" fo:font-weight="normal" fo:font-family="Consolas" style:font-family-asian="Consolas" style:font-family-complex="Consolas" fo:background-color="#ffff00" fo:color="#000000"/>
    </style:style>
    <style:style style:name="T11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14" style:family="text">
      <style:text-properties fo:font-size="12.00pt" fo:font-weight="normal" fo:font-family="Consolas" style:font-family-asian="Consolas" style:font-family-complex="Consolas" fo:background-color="#ffff00" fo:color="#000000"/>
    </style:style>
    <style:style style:name="T15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16" style:family="text">
      <style:text-properties fo:font-size="12.00pt" fo:font-weight="normal" fo:font-family="Consolas" style:font-family-asian="Consolas" style:font-family-complex="Consolas" fo:background-color="#ffff00" fo:color="#000000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19" style:family="text">
      <style:text-properties fo:font-size="12.00pt" fo:font-weight="normal" fo:font-family="Consolas" style:font-family-asian="Consolas" style:font-family-complex="Consolas" fo:background-color="#ffff00" fo:color="#000000"/>
    </style:style>
    <style:style style:name="T20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21" style:family="text">
      <style:text-properties fo:font-size="12.00pt" fo:font-weight="normal" fo:font-family="Consolas" style:font-family-asian="Consolas" style:font-family-complex="Consolas" fo:background-color="#ffff00" fo:color="#000000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24" style:family="text">
      <style:text-properties fo:font-size="12.00pt" fo:font-weight="normal" fo:font-family="Consolas" style:font-family-asian="Consolas" style:font-family-complex="Consolas" fo:background-color="#ffff00" fo:color="#000000"/>
    </style:style>
    <style:style style:name="T25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26" style:family="text">
      <style:text-properties fo:font-size="12.00pt" fo:font-weight="normal" fo:font-family="Consolas" style:font-family-asian="Consolas" style:font-family-complex="Consolas" fo:background-color="#ffff00" fo:color="#000000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29" style:family="text">
      <style:text-properties fo:font-size="12.00pt" fo:font-weight="normal" fo:font-family="Consolas" style:font-family-asian="Consolas" style:font-family-complex="Consolas" fo:background-color="#ffff00" fo:color="#000000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32" style:family="text">
      <style:text-properties fo:font-size="12.00pt" fo:font-weight="normal" fo:font-family="Consolas" style:font-family-asian="Consolas" style:font-family-complex="Consolas" fo:background-color="#ffff00" fo:color="#000000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2.00pt" fo:font-weight="normal" fo:font-family="Consolas" style:font-family-asian="Consolas" style:font-family-complex="Consolas" fo:background-color="transparent" fo:color="#000000" fo:font-style="italic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2.00pt" fo:font-weight="normal" fo:font-family="Consolas" style:font-family-asian="Consolas" style:font-family-complex="Consolas" fo:background-color="transparent" fo:color="#000000" fo:font-style="italic"/>
    </style:style>
    <style:style style:name="T49" style:family="text">
      <style:text-properties fo:font-size="12.00pt" fo:font-weight="normal" fo:font-family="Consolas" style:font-family-asian="Consolas" style:font-family-complex="Consolas" fo:background-color="#ffff00" fo:color="#000000" fo:font-style="italic"/>
    </style:style>
    <style:style style:name="T50" style:family="text">
      <style:text-properties fo:font-size="12.00pt" fo:font-weight="normal" fo:font-family="Consolas" style:font-family-asian="Consolas" style:font-family-complex="Consolas" fo:background-color="transparent" fo:color="#000000" fo:font-style="italic"/>
    </style:style>
    <style:style style:name="T51" style:family="text">
      <style:text-properties fo:font-size="12.00pt" fo:font-weight="normal" fo:font-family="Consolas" style:font-family-asian="Consolas" style:font-family-complex="Consolas" fo:background-color="#ffff00" fo:color="#000000" fo:font-style="italic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2.00pt" fo:font-weight="normal" fo:font-family="Consolas" style:font-family-asian="Consolas" style:font-family-complex="Consolas" fo:background-color="transparent" fo:color="#000000" fo:font-style="italic"/>
    </style:style>
    <style:style style:name="T54" style:family="text">
      <style:text-properties fo:font-size="12.00pt" fo:font-weight="normal" fo:font-family="Consolas" style:font-family-asian="Consolas" style:font-family-complex="Consolas" fo:background-color="#ffff00" fo:color="#000000" fo:font-style="italic"/>
    </style:style>
    <style:style style:name="T55" style:family="text">
      <style:text-properties fo:font-size="12.00pt" fo:font-weight="normal" fo:font-family="Consolas" style:font-family-asian="Consolas" style:font-family-complex="Consolas" fo:background-color="transparent" fo:color="#000000" fo:font-style="italic"/>
    </style:style>
    <style:style style:name="T56" style:family="text">
      <style:text-properties fo:font-size="12.00pt" fo:font-weight="normal" fo:font-family="Consolas" style:font-family-asian="Consolas" style:font-family-complex="Consolas" fo:background-color="#ffff00" fo:color="#000000" fo:font-style="italic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2.00pt" fo:font-weight="normal" fo:font-family="Consolas" style:font-family-asian="Consolas" style:font-family-complex="Consolas" fo:background-color="transparent" fo:color="#000000" fo:font-style="italic"/>
    </style:style>
    <style:style style:name="T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2.00pt" fo:font-weight="normal" fo:font-family="Consolas" style:font-family-asian="Consolas" style:font-family-complex="Consolas" fo:background-color="transparent" fo:color="#000000" fo:font-style="italic"/>
    </style:style>
    <style:style style:name="T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1.00pt" fo:font-weight="bold" fo:font-family="Consolas" style:font-family-asian="Consolas" style:font-family-complex="Consolas" fo:background-color="transparent" style:use-window-font-color="true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2.00pt" fo:font-weight="normal" fo:font-family="Consolas" style:font-family-asian="Consolas" style:font-family-complex="Consolas" fo:background-color="transparent" fo:color="#008080"/>
    </style:style>
    <style:style style:name="T75" style:family="text">
      <style:text-properties fo:font-size="12.00pt" fo:font-weight="normal" fo:font-family="Consolas" style:font-family-asian="Consolas" style:font-family-complex="Consolas" fo:background-color="#d4d4d4" fo:color="#3f7f7f"/>
    </style:style>
    <style:style style:name="T76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77" style:family="text">
      <style:text-properties fo:font-size="12.00pt" fo:font-weight="normal" fo:font-family="Consolas" style:font-family-asian="Consolas" style:font-family-complex="Consolas" fo:background-color="transparent" fo:color="#7f007f"/>
    </style:style>
    <style:style style:name="T78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79" style:family="text">
      <style:text-properties fo:font-size="12.00pt" fo:font-weight="normal" fo:font-family="Consolas" style:font-family-asian="Consolas" style:font-family-complex="Consolas" fo:background-color="transparent" fo:color="#2a00ff" fo:font-style="italic"/>
    </style:style>
    <style:style style:name="T80" style:family="text">
      <style:text-properties fo:font-size="12.00pt" fo:font-weight="normal" fo:font-family="Consolas" style:font-family-asian="Consolas" style:font-family-complex="Consolas" fo:background-color="#ffff00" fo:color="#2a00ff" fo:font-style="italic"/>
    </style:style>
    <style:style style:name="T81" style:family="text">
      <style:text-properties fo:font-size="12.00pt" fo:font-weight="normal" fo:font-family="Consolas" style:font-family-asian="Consolas" style:font-family-complex="Consolas" fo:background-color="#ffff00" fo:color="#008080"/>
    </style:style>
    <style:style style:name="T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3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84" style:family="text">
      <style:text-properties fo:font-size="12.00pt" fo:font-weight="normal" fo:font-family="Consolas" style:font-family-asian="Consolas" style:font-family-complex="Consolas" fo:background-color="transparent" fo:color="#008080"/>
    </style:style>
    <style:style style:name="T85" style:family="text">
      <style:text-properties fo:font-size="12.00pt" fo:font-weight="normal" fo:font-family="Consolas" style:font-family-asian="Consolas" style:font-family-complex="Consolas" fo:background-color="transparent" fo:color="#3f7f7f"/>
    </style:style>
    <style:style style:name="T86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87" style:family="text">
      <style:text-properties fo:font-size="12.00pt" fo:font-weight="normal" fo:font-family="Consolas" style:font-family-asian="Consolas" style:font-family-complex="Consolas" fo:background-color="transparent" fo:color="#7f007f"/>
    </style:style>
    <style:style style:name="T88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89" style:family="text">
      <style:text-properties fo:font-size="12.00pt" fo:font-weight="normal" fo:font-family="Consolas" style:font-family-asian="Consolas" style:font-family-complex="Consolas" fo:background-color="transparent" fo:color="#2a00ff" fo:font-style="italic"/>
    </style:style>
    <style:style style:name="T90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91" style:family="text">
      <style:text-properties fo:font-size="12.00pt" fo:font-weight="normal" fo:font-family="Consolas" style:font-family-asian="Consolas" style:font-family-complex="Consolas" fo:background-color="transparent" fo:color="#7f007f"/>
    </style:style>
    <style:style style:name="T92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93" style:family="text">
      <style:text-properties fo:font-size="12.00pt" fo:font-weight="normal" fo:font-family="Consolas" style:font-family-asian="Consolas" style:font-family-complex="Consolas" fo:background-color="transparent" fo:color="#2a00ff" fo:font-style="italic"/>
    </style:style>
    <style:style style:name="T94" style:family="text">
      <style:text-properties fo:font-size="12.00pt" fo:font-weight="normal" fo:font-family="Consolas" style:font-family-asian="Consolas" style:font-family-complex="Consolas" fo:background-color="transparent" fo:color="#008080"/>
    </style:style>
    <style:style style:name="T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6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97" style:family="text">
      <style:text-properties fo:font-size="12.00pt" fo:font-weight="normal" fo:font-family="Consolas" style:font-family-asian="Consolas" style:font-family-complex="Consolas" fo:background-color="#ffff00" fo:color="#000000"/>
    </style:style>
    <style:style style:name="T98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0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1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2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1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4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1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6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1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8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1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0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111" style:family="text">
      <style:text-properties fo:font-size="12.00pt" fo:font-weight="normal" fo:font-family="Constantia" style:font-family-asian="Constantia" style:font-family-complex="Constantia" fo:background-color="transparent" style:use-window-font-color="true"/>
    </style:style>
    <style:style style:name="T1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00.00%" fo:text-align="center"/>
    </style:style>
    <style:style style:name="P3" style:family="paragraph">
      <style:paragraph-properties fo:line-height="100.00%" fo:text-align="left"/>
    </style:style>
    <style:style style:name="P4" style:family="paragraph">
      <style:paragraph-properties fo:line-height="100.00%" fo:text-align="left" fo:margin-left="72.00pt" fo:text-indent="0.00pt"/>
    </style:style>
    <style:style style:name="P5" style:family="paragraph">
      <style:paragraph-properties fo:line-height="100.00%" fo:text-align="left"/>
    </style:style>
    <style:style style:name="P6" style:family="paragraph">
      <style:paragraph-properties fo:line-height="100.00%" fo:text-align="center"/>
    </style:style>
    <style:style style:name="P7" style:family="paragraph">
      <style:paragraph-properties fo:line-height="100.00%" fo:text-align="left"/>
    </style:style>
  </office:automatic-styles>
  <office:body>
    <office:text>
      <text:p text:style-name="P1"><text:span text:style-name="T1"/></text:p>
      <text:p text:style-name="P1"><text:span text:style-name="T1"/></text:p>
      <text:p text:style-name="P2"><text:span text:style-name="T2">12-7-20 7:00AM</text:span></text:p>
      <text:p text:style-name="P3"><text:span text:style-name="T3"/></text:p>
      <text:p text:style-name="P3"><text:span text:style-name="T3"/></text:p>
      <text:p text:style-name="P3"><text:span text:style-name="T4">Boot the server up this morning:</text:span></text:p>
      <text:p text:style-name="P3"><text:span text:style-name="T5"/></text:p>
      <text:p text:style-name="P3"><text:span text:style-name="T6">Deploying non-JDBC-compliant driver<text:s/></text:span><text:span text:style-name="T7">class com.mysql.cj.jdbc.Driver (version 8.0)</text:span></text:p>
      <text:p text:style-name="P3"><text:span text:style-name="T8"/></text:p>
      <text:p text:style-name="P3"><text:span text:style-name="T8"/></text:p>
      <text:p text:style-name="P3"><text:span text:style-name="T9">06:28:18,743 INFO<text:s text:c="2"/>[org.jboss.as.connector.deployers.jdbc] (MSC service thread 1-6) WFLYJCA0018:<text:s/></text:span><text:span text:style-name="T10">Started Driver service<text:s/></text:span><text:span text:style-name="T11">with driver-name = mysql-connector-java-8.0.20.jar</text:span></text:p>
      <text:p text:style-name="P3"><text:span text:style-name="T12"/></text:p>
      <text:p text:style-name="P3"><text:span text:style-name="T12"/></text:p>
      <text:p text:style-name="P3"><text:span text:style-name="T13">06:28:18,748 INFO<text:s text:c="2"/>[org.jboss.as.connector.</text:span><text:span text:style-name="T14">subsystems.datasources</text:span><text:span text:style-name="T15">] (MSC service thread 1-6) WFLYJCA0001: Bound data source<text:s/></text:span><text:span text:style-name="T16">[java:jboss/datasources/MySqlDS]</text:span></text:p>
      <text:p text:style-name="P3"><text:span text:style-name="T17"/></text:p>
      <text:p text:style-name="P3"><text:span text:style-name="T17"/></text:p>
      <text:p text:style-name="P3"><text:span text:style-name="T18">06:28:18,819 INFO<text:s text:c="2"/>[org.jboss.as.connector.</text:span><text:span text:style-name="T19">subsystems.datasources</text:span><text:span text:style-name="T20">] (MSC service thread 1-6) WFLYJCA0001: Bound data source [</text:span><text:span text:style-name="T21">java:jboss/datasources/Hibernate5QuickstartDS]</text:span></text:p>
      <text:p text:style-name="P3"><text:span text:style-name="T22"/></text:p>
      <text:p text:style-name="P3"><text:span text:style-name="T22"/></text:p>
      <text:p text:style-name="P3"><text:span text:style-name="T23">06:28:18,819 INFO<text:s text:c="2"/>[org.jboss.as.connector.</text:span><text:span text:style-name="T24">subsystems.datasources]<text:s/></text:span><text:span text:style-name="T25">(MSC service thread 1-7) WFLYJCA0001: Bound data source [</text:span><text:span text:style-name="T26">java:jboss/datasources/jboss-javaee-webappDS]</text:span></text:p>
      <text:p text:style-name="P3"><text:span text:style-name="T27"/></text:p>
      <text:p text:style-name="P3"><text:span text:style-name="T27"/></text:p>
      <text:p text:style-name="P3"><text:span text:style-name="T28">06:28:18,893 INFO<text:s text:c="2"/>[org.jboss.weld.deployer] (MSC service thread 1-2) WFLYWELD0003:<text:s/></text:span><text:span text:style-name="T29">Processing weld deployment jboss-hibernate5.war</text:span></text:p>
      <text:p text:style-name="P3"><text:span text:style-name="T30"/></text:p>
      <text:p text:style-name="P3"><text:span text:style-name="T30"/></text:p>
      <text:p text:style-name="P3"><text:span text:style-name="T31">06:28:18,895 INFO<text:s text:c="2"/>[org.jboss.weld.deployer] (MSC service thread 1-1) WFLYWELD0003:<text:s/></text:span><text:span text:style-name="T32">Processing weld deployment jboss-javaee-webapp.war</text:span></text:p>
      <text:p text:style-name="P3"><text:span text:style-name="T33"/></text:p>
      <text:p text:style-name="P3"><text:span text:style-name="T34">Here are the steps to getting the project/database synchronized:</text:span></text:p>
      <text:p text:style-name="P3"><text:span text:style-name="T35"/></text:p>
      <text:p text:style-name="P3"><text:span text:style-name="T36">1. The driver gets deployed.</text:span></text:p>
      <text:p text:style-name="P3"><text:span text:style-name="T36">2. The driver service gets started.</text:span></text:p>
      <text:p text:style-name="P3"><text:span text:style-name="T36">3. The Hibernate5QuickstartDS gets bound to its associated project.</text:span></text:p>
      <text:p text:style-name="P3"><text:span text:style-name="T36">4. The jboss-javaee-webappDS gets bound to its associated project.</text:span></text:p>
      <text:p text:style-name="P3"><text:span text:style-name="T36">5. The two projects in the deployment directory get started in a thread.</text:span></text:p>
      <text:p text:style-name="P3"><text:span text:style-name="T37"/></text:p>
      <text:p text:style-name="P3"><text:span text:style-name="T38">I'm switching to the jboss-javaee-webapp that comes with the examples. I created a new schema in mysql called members, with a table called member. The columns are int id, varchar name, varchar email, and int phone_number.</text:span></text:p>
      <text:p text:style-name="P3"><text:span text:style-name="T39"/></text:p>
      <text:p text:style-name="P3"><text:span text:style-name="T40">The Data Source in jboss server is named MySqlDS, connected to the members schema.</text:span></text:p>
      <text:p text:style-name="P3"><text:span text:style-name="T41"/></text:p>
      <text:p text:style-name="P3"><text:span text:style-name="T42">Here is the persistence file properties:</text:span></text:p>
      <text:p text:style-name="P3"><text:span text:style-name="T43"/></text:p>
      <text:p text:style-name="P3"><draw:frame text:anchor-type="as-char" svg:width="165.10mm" svg:height="88.05mm" style:rel-width="scale" style:rel-height="scale"><draw:object-ole xlink:href="OleObj1"/><draw:image xlink:href="ObjectReplacements/OleObj1"/></draw:frame><text:span text:style-name="T43"/></text:p>
      <text:p text:style-name="P3"><text:span text:style-name="T43"/></text:p>
      <text:p text:style-name="P3"><text:span text:style-name="T44">Also had to go into the datasource on the server and change the connection URL from users to members:</text:span></text:p>
      <text:p text:style-name="P3"><text:span text:style-name="T45"/></text:p>
      <text:p text:style-name="P3"><draw:frame text:anchor-type="as-char" svg:width="165.10mm" svg:height="115.78mm" style:rel-width="scale" style:rel-height="scale"><draw:object-ole xlink:href="OleObj2"/><draw:image xlink:href="ObjectReplacements/OleObj2"/></draw:frame><text:span text:style-name="T45"/></text:p>
      <text:p text:style-name="P3"><text:span text:style-name="T45"/></text:p>
      <text:p text:style-name="P3"><text:span text:style-name="T46">Reboot and get this:</text:span></text:p>
      <text:p text:style-name="P3"><text:span text:style-name="T47"/></text:p>
      <text:p text:style-name="P3"><text:span text:style-name="T48">ServerService Thread Pool -- 76) Hibernate: create table<text:s/></text:span><text:span text:style-name="T49">Member</text:span><text:span text:style-name="T50"><text:s/>(id bigint not null, email varchar(255) not null, name varchar(25) not null, phone_number varchar(12) not null, primary key (id))<text:s/></text:span><text:span text:style-name="T51">engine=InnoDB</text:span></text:p>
      <text:p text:style-name="P3"><text:span text:style-name="T52"/></text:p>
      <text:p text:style-name="P3"><text:span text:style-name="T53">(ServerService Thread Pool -- 76) Hibernate:<text:s/></text:span><text:span text:style-name="T54">alter table Member<text:s/></text:span><text:span text:style-name="T55">add<text:s/></text:span><text:span text:style-name="T56">constraint UK9qv6yhjqm8iafto8qk452gx8h unique (email)</text:span></text:p>
      <text:p text:style-name="P3"><text:span text:style-name="T57"/></text:p>
      <text:p text:style-name="P3"><text:span text:style-name="T58">Looks good! Even adds the email constraint on the Member class-email.</text:span></text:p>
      <text:p text:style-name="P3"><text:span text:style-name="T59"/></text:p>
      <text:p text:style-name="P3"><text:span text:style-name="T60">Then we execute the sql script file in src/main/resources:</text:span></text:p>
      <text:p text:style-name="P3"><text:span text:style-name="T61"/></text:p>
      <text:p text:style-name="P3"><text:span text:style-name="T62">Executing import script 'ScriptSourceInputFromUrl(vfs:/C:/Users/MARKR/EAP-7.3.0/standalone/deployments/jboss-javaee-webapp.war/WEB-INF/classes/import.sql)'</text:span></text:p>
      <text:p text:style-name="P3"><text:span text:style-name="T63"/></text:p>
      <text:p text:style-name="P3"><text:span text:style-name="T64">Hibernate reads the values I manually put in the script file:</text:span></text:p>
      <text:p text:style-name="P3"><text:span text:style-name="T65"/></text:p>
      <text:p text:style-name="P3"><text:span text:style-name="T66">Hibernate: insert into member (id, name, email, phone_number) values (0, 'Marky Mark', 'markymark@markster.com', '2125551212'</text:span></text:p>
      <text:p text:style-name="P3"><text:span text:style-name="T67"/></text:p>
      <text:p text:style-name="P3"><text:span text:style-name="T68">Print out of the values inserted from the mysql server:</text:span></text:p>
      <text:p text:style-name="P3"><text:span text:style-name="T69"/></text:p>
      <text:p text:style-name="P3"><draw:frame text:anchor-type="as-char" svg:width="165.10mm" svg:height="104.56mm" style:rel-width="scale" style:rel-height="scale"><draw:object-ole xlink:href="OleObj3"/><draw:image xlink:href="ObjectReplacements/OleObj3"/></draw:frame><text:span text:style-name="T69"/></text:p>
      <text:p text:style-name="P3"><text:span text:style-name="T69"/></text:p>
      <text:p text:style-name="P3"><text:span text:style-name="T70">At Last! We have communication! </text:span></text:p>
      <text:p text:style-name="P3"><text:span text:style-name="T70">So the next thing: How do I do it dynamically? Should I put a hbm mapping file in place of the import.sql in the directory? I created a members.hbm.xml mapping file.</text:span></text:p>
      <text:p text:style-name="P3"><text:span text:style-name="T71"/></text:p>
      <text:p text:style-name="P3"><text:span text:style-name="T72">Opps!</text:span></text:p>
      <text:p text:style-name="P3"><text:span text:style-name="T73"/></text:p>
      <text:p text:style-name="P3"><text:span text:style-name="T74">&lt;</text:span><text:span text:style-name="T75">hibernate-mapping</text:span><text:span text:style-name="T76"><text:s/></text:span><text:span text:style-name="T77">package</text:span><text:span text:style-name="T78">=</text:span><text:span text:style-name="T79">"org.jboss.</text:span><text:span text:style-name="T80">tools.examples"</text:span><text:span text:style-name="T81">&gt;</text:span></text:p>
      <text:p text:style-name="P3"><text:span text:style-name="T82"/></text:p>
      <text:p text:style-name="P3"><text:span text:style-name="T83"><text:s text:c="4"/></text:span><text:span text:style-name="T84">&lt;</text:span><text:span text:style-name="T85">class</text:span><text:span text:style-name="T86"><text:s/></text:span><text:span text:style-name="T87">name</text:span><text:span text:style-name="T88">=</text:span><text:span text:style-name="T89">"Member"</text:span><text:span text:style-name="T90"><text:s/></text:span><text:span text:style-name="T91">table</text:span><text:span text:style-name="T92">=</text:span><text:span text:style-name="T93">"member"</text:span><text:span text:style-name="T94">&gt;</text:span></text:p>
      <text:p text:style-name="P3"><text:span text:style-name="T95"/></text:p>
      <text:p text:style-name="P3"><text:span text:style-name="T95"/></text:p>
      <text:p text:style-name="P3"><text:span text:style-name="T96">class org.jboss.tools.</text:span><text:span text:style-name="T97">examples.Member<text:s/></text:span><text:span text:style-name="T98">not found while looking for property: id</text:span></text:p>
      <text:p text:style-name="P3"><text:span text:style-name="T99"/></text:p>
      <text:p text:style-name="P3"><text:span text:style-name="T100">The package name where the class Member is located is wrong! LOL Should be:</text:span></text:p>
      <text:p text:style-name="P3"><text:span text:style-name="T101"/></text:p>
      <text:p text:style-name="P3"><text:span text:style-name="T102">org.jboss.tools.examples.model</text:span></text:p>
      <text:p text:style-name="P3"><text:span text:style-name="T103"/></text:p>
      <text:p text:style-name="P3"><text:span text:style-name="T104">Ok,,So it's reading the input from the sql file correctly:</text:span></text:p>
      <text:p text:style-name="P3"><text:span text:style-name="T105"/></text:p>
      <text:p text:style-name="P3"><draw:frame text:anchor-type="as-char" svg:width="165.10mm" svg:height="124.67mm" style:rel-width="scale" style:rel-height="scale"><draw:object-ole xlink:href="OleObj4"/><draw:image xlink:href="ObjectReplacements/OleObj4"/></draw:frame><text:span text:style-name="T105"/></text:p>
      <text:p text:style-name="P3"><text:span text:style-name="T105"/></text:p>
      <text:p text:style-name="P3"><text:span text:style-name="T106">And putting it in the mysql db server:</text:span></text:p>
      <text:p text:style-name="P3"><text:span text:style-name="T107"/></text:p>
      <text:p text:style-name="P3"><draw:frame text:anchor-type="as-char" svg:width="165.10mm" svg:height="124.67mm" style:rel-width="scale" style:rel-height="scale"><draw:object-ole xlink:href="OleObj5"/><draw:image xlink:href="ObjectReplacements/OleObj5"/></draw:frame><text:span text:style-name="T107"/></text:p>
      <text:p text:style-name="P3"><text:span text:style-name="T107"/></text:p>
      <text:p text:style-name="P3"><text:span text:style-name="T108">But...if I enter information into the opening index file, I get an error.</text:span></text:p>
      <text:p text:style-name="P3"><text:span text:style-name="T109"/></text:p>
      <text:p text:style-name="P3"><draw:frame text:anchor-type="as-char" svg:width="165.10mm" svg:height="97.37mm" style:rel-width="scale" style:rel-height="scale"><draw:object-ole xlink:href="OleObj6"/><draw:image xlink:href="ObjectReplacements/OleObj6"/></draw:frame><text:span text:style-name="T109"/></text:p>
      <text:p text:style-name="P3"><text:span text:style-name="T109"/></text:p>
      <text:p text:style-name="P3"><text:span text:style-name="T110">I created an xml mapping file called Members.hbm.xml:</text:span></text:p>
      <text:p text:style-name="P3"><text:span text:style-name="T110"/></text:p>
      <text:p text:style-name="P3"><draw:frame text:anchor-type="as-char" svg:width="165.10mm" svg:height="88.90mm" style:rel-width="scale" style:rel-height="scale"><draw:object-ole xlink:href="OleObj7"/><draw:image xlink:href="ObjectReplacements/OleObj7"/></draw:frame><text:span text:style-name="T110"/></text:p>
      <text:p text:style-name="P3"><text:span text:style-name="T110"/></text:p>
      <text:p text:style-name="P3"><text:span text:style-name="T110">Placed the file in the src/main/resources directory:</text:span></text:p>
      <text:p text:style-name="P3"><text:span text:style-name="T110"/></text:p>
      <text:p text:style-name="P3"><draw:frame text:anchor-type="as-char" svg:width="81.70mm" svg:height="130.18mm" style:rel-width="scale" style:rel-height="scale"><draw:object-ole xlink:href="OleObj8"/><draw:image xlink:href="ObjectReplacements/OleObj8"/></draw:frame><text:span text:style-name="T110"/></text:p>
      <text:p text:style-name="P3"><text:span text:style-name="T110"/></text:p>
      <text:p text:style-name="P3"><text:span text:style-name="T110"/></text:p>
      <text:p text:style-name="P3"><text:span text:style-name="T110">Notice the 3 fields match the table fields in the database.</text:span></text:p>
      <text:p text:style-name="P3"><text:span text:style-name="T110"/></text:p>
      <text:p text:style-name="P3"><text:span text:style-name="T110">It's working perfectly!<text:s text:c="2"/></text:span></text:p>
      <text:p text:style-name="P3"><text:span text:style-name="T110"/></text:p>
      <text:p text:style-name="P4"><draw:frame text:anchor-type="as-char" svg:width="20.53mm" svg:height="23.28mm" style:rel-width="scale" style:rel-height="scale"><draw:object-ole xlink:href="OleObj9"/><draw:image xlink:href="ObjectReplacements/OleObj9"/></draw:frame><text:span text:style-name="T110"><text:tab/><text:tab/></text:span><draw:frame text:anchor-type="as-char" svg:width="25.82mm" svg:height="25.82mm" style:rel-width="scale" style:rel-height="scale"><draw:object-ole xlink:href="OleObj10"/><draw:image xlink:href="ObjectReplacements/OleObj10"/></draw:frame><text:span text:style-name="T110"><text:tab/></text:span><draw:frame text:anchor-type="as-char" svg:width="13.55mm" svg:height="13.55mm" style:rel-width="scale" style:rel-height="scale"><draw:object-ole xlink:href="OleObj11"/><draw:image xlink:href="ObjectReplacements/OleObj11"/></draw:frame><text:span text:style-name="T110"><text:tab/></text:span></text:p>
      <text:p text:style-name="P5"><text:span text:style-name="T110"/></text:p>
      <text:p text:style-name="P5"><text:span text:style-name="T110"><text:tab/></text:span></text:p>
      <text:p text:style-name="P5"><text:span text:style-name="T110"/></text:p>
      <text:p text:style-name="P6"><draw:frame text:anchor-type="as-char" svg:width="103.51mm" svg:height="10.80mm" style:rel-width="scale" style:rel-height="scale"><draw:object-ole xlink:href="OleObj12"/><draw:image xlink:href="ObjectReplacements/OleObj12"/></draw:frame><text:span text:style-name="T110"/></text:p>
      <text:p text:style-name="P7"><text:span text:style-name="T110"/></text:p>
      <text:p text:style-name="P7"><text:span text:style-name="T110"/></text:p>
      <text:p text:style-name="P7"><text:span text:style-name="T110"/></text:p>
      <text:p text:style-name="P7"><text:span text:style-name="T110"/></text:p>
      <text:p text:style-name="P7"><text:span text:style-name="T110"/></text:p>
      <text:p text:style-name="P7"><text:span text:style-name="T110"/></text:p>
      <text:p text:style-name="P7"><text:span text:style-name="T110"/></text:p>
      <text:p text:style-name="P7"><text:span text:style-name="T111"/></text:p>
      <text:p text:style-name="P7"><text:span text:style-name="T112"/></text:p>
      <text:p text:style-name="P7"><text:span text:style-name="T112"/></text:p>
      <text:p text:style-name="P7"><text:span text:style-name="T112"/></text:p>
      <text:p text:style-name="P7"><text:span text:style-name="T112"/></text:p>
      <text:p text:style-name="P7"><text:span text:style-name="T112"/></text:p>
      <text:p text:style-name="P7"><text:span text:style-name="T112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